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9.98mm" svg:height="90.04mm" svg:x="142.62mm" svg:y="60.83mm">
            <draw:object draw:notify-on-update-of-ranges="Tabelle1.H4:Tabelle1.H6 Tabelle1.I4:Tabelle1.I6 Tabelle1.J4:Tabelle1.J5 Tabelle1.K4:Tabelle1.K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479" calcext:value-type="float">
            <text:p>2479</text:p>
          </table:table-cell>
          <table:table-cell table:formula="of:=([.A1]+273.1)/([.B1]-[.B3])" office:value-type="float" office:value="0.158521469676848" calcext:value-type="float">
            <text:p>0,158521469676848</text:p>
          </table:table-cell>
          <table:table-cell office:value-type="string" calcext:value-type="string">
            <text:p>Tist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ffset</text:p>
          </table:table-cell>
          <table:table-cell office:value-type="float" office:value="220" calcext:value-type="float">
            <text:p>22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125" calcext:value-type="float">
            <text:p>2125</text:p>
          </table:table-cell>
          <table:table-cell table:formula="of:=[.$C$1]*([.B4]-[.$B$3])-273.1" office:value-type="float" office:value="28.8833997343958" calcext:value-type="float">
            <text:p>28,8833997343958</text:p>
          </table:table-cell>
          <table:table-cell office:value-type="float" office:value="19.4" calcext:value-type="float">
            <text:p>19,4</text:p>
          </table:table-cell>
          <table:table-cell table:number-columns-repeated="3"/>
          <table:table-cell office:value-type="float" office:value="2125" calcext:value-type="float">
            <text:p>2125</text:p>
          </table:table-cell>
          <table:table-cell office:value-type="float" office:value="19.4" calcext:value-type="float">
            <text:p>19,4</text:p>
          </table:table-cell>
          <table:table-cell office:value-type="float" office:value="1894" calcext:value-type="float">
            <text:p>1894</text:p>
          </table:table-cell>
          <table:table-cell office:value-type="float" office:value="20.6" calcext:value-type="float">
            <text:p>20,6</text:p>
          </table:table-cell>
        </table:table-row>
        <table:table-row table:style-name="ro1">
          <table:table-cell/>
          <table:table-cell office:value-type="float" office:value="1864" calcext:value-type="float">
            <text:p>1864</text:p>
          </table:table-cell>
          <table:table-cell table:formula="of:=[.$C$1]*([.B5]-[.$B$3])-273.1" office:value-type="float" office:value="-12.4907038512616" calcext:value-type="float">
            <text:p>-12,4907038512616</text:p>
          </table:table-cell>
          <table:table-cell office:value-type="float" office:value="-19.2" calcext:value-type="float">
            <text:p>-19,2</text:p>
          </table:table-cell>
          <table:table-cell table:number-columns-repeated="3"/>
          <table:table-cell office:value-type="float" office:value="1895" calcext:value-type="float">
            <text:p>1895</text:p>
          </table:table-cell>
          <table:table-cell office:value-type="float" office:value="-18.2" calcext:value-type="float">
            <text:p>-18,2</text:p>
          </table:table-cell>
          <table:table-cell office:value-type="float" office:value="1590" calcext:value-type="float">
            <text:p>1590</text:p>
          </table:table-cell>
          <table:table-cell office:value-type="float" office:value="-18.7" calcext:value-type="float">
            <text:p>-18,7</text:p>
          </table:table-cell>
        </table:table-row>
        <table:table-row table:style-name="ro1">
          <table:table-cell/>
          <table:table-cell office:value-type="float" office:value="2028" calcext:value-type="float">
            <text:p>2028</text:p>
          </table:table-cell>
          <table:table-cell/>
          <table:table-cell office:value-type="float" office:value="5.8" calcext:value-type="float">
            <text:p>5,8</text:p>
          </table:table-cell>
          <table:table-cell table:number-columns-repeated="3"/>
          <table:table-cell office:value-type="float" office:value="2030" calcext:value-type="float">
            <text:p>2030</text:p>
          </table:table-cell>
          <table:table-cell office:value-type="float" office:value="6.03" calcext:value-type="float">
            <text:p>6,03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teigung</text:p>
          </table:table-cell>
          <table:table-cell table:formula="of:=([.D4]-[.D5])/([.B4]-[.B5])" office:value-type="float" office:value="0.147892720306513" calcext:value-type="float">
            <text:p>0,147892720306513</text:p>
          </table:table-cell>
          <table:table-cell table:formula="of:=1/[.B8]" office:value-type="float" office:value="6.76165803108809" calcext:value-type="float">
            <text:p>6,761658031088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ffset</text:p>
          </table:table-cell>
          <table:table-cell table:formula="of:=[.D4]-[.B8]*[.B4]" office:value-type="float" office:value="-294.872030651341" calcext:value-type="float">
            <text:p>-294,872030651341</text:p>
          </table:table-cell>
          <table:table-cell table:number-columns-repeated="5"/>
          <table:table-cell office:value-type="float" office:value="2479" calcext:value-type="float">
            <text:p>2479</text:p>
          </table:table-cell>
          <table:table-cell table:formula="of:=[.H9]*[.B8]+[.B9]" office:value-type="float" office:value="71.7540229885057" calcext:value-type="float">
            <text:p>71,754022988505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6">00.00.0000</text:date>, <text:time style:data-style-name="N2" text:time-value="16:59:31.53771968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3T20:08:42.326726892</meta:creation-date>
    <dc:date>2021-03-06T17:52:57.375152920</dc:date>
    <meta:editing-duration>PT26M10S</meta:editing-duration>
    <meta:editing-cycles>4</meta:editing-cycles>
    <meta:generator>LibreOffice/6.0.7.3$Linux_X86_64 LibreOffice_project/00m0$Build-3</meta:generator>
    <meta:document-statistic meta:table-count="1" meta:cell-count="3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1" loext:regression-period="1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style-name="ch1">
        <chart:legend chart:legend-position="end" svg:x="12.089cm" svg:y="3.456cm" style:legend-expansion="high" chart:style-name="ch2"/>
        <chart:plot-area chart:style-name="ch3" table:cell-range-address="Tabelle1.H4:Tabelle1.I6 Tabelle1.K4:Tabelle1.K5" svg:x="0.319cm" svg:y="0.18cm" svg:width="11.451cm" svg:height="8.645cm">
          <chartooo:coordinate-region svg:x="1.046cm" svg:y="0.379cm" svg:width="10.352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I4:Tabelle1.I6" chart:class="chart:scatter">
            <chart:domain table:cell-range-address="Tabelle1.H4:Tabelle1.H6"/>
            <chart:regression-curve chart:style-name="ch7">
              <chart:equation chart:display-equation="true" chart:display-r-square="false"/>
            </chart:regression-curve>
            <chart:data-point chart:repeated="3"/>
          </chart:series>
          <chart:series chart:style-name="ch8" chart:values-cell-range-address="Tabelle1.K4:Tabelle1.K5" chart:class="chart:scatter">
            <chart:domain table:cell-range-address="Tabelle1.J4:Tabelle1.J5"/>
            <chart:regression-curve chart:style-name="ch9">
              <chart:equation chart:display-equation="true" chart:display-r-square="false" svg:x="2.239cm" svg:y="2.016cm"/>
            </chart:regression-curve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H</text:p>
              </table:table-cell>
              <table:table-cell office:value-type="string">
                <text:p>Spalte I</text:p>
              </table:table-cell>
              <table:table-cell office:value-type="string">
                <text:p>Spalte J</text:p>
              </table:table-cell>
              <table:table-cell office:value-type="string">
                <text:p>Spalte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25">
                <text:p>2125</text:p>
                <draw:g>
                  <svg:desc>Tabelle1.H4:Tabelle1.H6</svg:desc>
                </draw:g>
              </table:table-cell>
              <table:table-cell office:value-type="float" office:value="19.4">
                <text:p>19.4</text:p>
                <draw:g>
                  <svg:desc>Tabelle1.I4:Tabelle1.I6</svg:desc>
                </draw:g>
              </table:table-cell>
              <table:table-cell office:value-type="float" office:value="1894">
                <text:p>1894</text:p>
                <draw:g>
                  <svg:desc>Tabelle1.J4:Tabelle1.J5</svg:desc>
                </draw:g>
              </table:table-cell>
              <table:table-cell office:value-type="float" office:value="20.6">
                <text:p>20.6</text:p>
                <draw:g>
                  <svg:desc>Tabelle1.K4:Tabelle1.K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95">
                <text:p>1895</text:p>
              </table:table-cell>
              <table:table-cell office:value-type="float" office:value="-18.2">
                <text:p>-18.2</text:p>
              </table:table-cell>
              <table:table-cell office:value-type="float" office:value="1590">
                <text:p>1590</text:p>
              </table:table-cell>
              <table:table-cell office:value-type="float" office:value="-18.7">
                <text:p>-18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30">
                <text:p>2030</text:p>
              </table:table-cell>
              <table:table-cell office:value-type="float" office:value="6.03">
                <text:p>6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